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00f" officeooo:paragraph-rsid="000d800f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0d800f" officeooo:paragraph-rsid="000d800f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0e2f05" officeooo:paragraph-rsid="000e2f05" fo:background-color="#1e1e1e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7" style:family="paragraph" style:parent-style-name="Standard">
      <style:text-properties fo:color="#6a9955" style:font-name="Droid Sans Mono" fo:font-size="10.5pt" fo:font-weight="normal" officeooo:rsid="000d800f" officeooo:paragraph-rsid="000d800f" fo:background-color="#1e1e1e"/>
    </style:style>
    <style:style style:name="P8" style:family="paragraph" style:parent-style-name="Standard">
      <style:text-properties officeooo:rsid="000e2f05" officeooo:paragraph-rsid="000e2f05"/>
    </style:style>
    <style:style style:name="P9" style:family="paragraph" style:parent-style-name="Standard">
      <style:paragraph-properties fo:margin-top="0cm" fo:margin-bottom="0.499cm" loext:contextual-spacing="false" style:line-height-at-least="0.503cm"/>
    </style:style>
    <style:style style:name="P10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6a9955"/>
    </style:style>
    <style:style style:name="T6" style:family="text">
      <style:text-properties fo:color="#d7ba7d"/>
    </style:style>
    <style:style style:name="T7" style:family="text">
      <style:text-properties fo:color="#b5cea8"/>
    </style:style>
    <style:style style:name="T8" style:family="text">
      <style:text-properties fo:color="#c586c0"/>
    </style:style>
    <style:style style:name="T9" style:family="text">
      <style:text-properties fo:color="#4ec9b0"/>
    </style:style>
    <style:style style:name="T10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k-app</text:p>
      <text:p text:style-name="P1">data-binding-html</text:p>
      <text:p text:style-name="P1"/>
      <text:p text:style-name="P2"><text:span text:style-name="T1">&lt;!</text:span><text:span text:style-name="T2">DOCTYPE</text:span> <text:span text:style-name="T3">html</text:span><text:span text:style-name="T1">&gt;</text:span></text:p>
      <text:p text:style-name="P2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2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2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</text:span><text:span text:style-name="T2">title</text:span><text:span text:style-name="T1">&gt;</text:span>Document<text:span text:style-name="T1">&lt;/</text:span><text:span text:style-name="T2">title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div</text:span><text:span text:style-name="T1">&gt;</text:span></text:p>
      <text:p text:style-name="P2"><text:span text:style-name="T1">&lt;</text:span><text:span text:style-name="T2">p</text:span><text:span text:style-name="T1">&gt;</text:span>data-binding works!<text:span text:style-name="T1">&lt;/</text:span><text:span text:style-name="T2">p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 <text:span text:style-name="T3">href</text:span>=<text:span text:style-name="T4">"#inter"</text:span><text:span text:style-name="T1">&gt;</text:span>Interpolation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 <text:span text:style-name="T3">href</text:span>=<text:span text:style-name="T4">"#prop"</text:span><text:span text:style-name="T1">&gt;</text:span>Property Binding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</text:span> <text:span text:style-name="T1">&lt;</text:span><text:span text:style-name="T2">a</text:span> <text:span text:style-name="T3">href</text:span>=<text:span text:style-name="T4">"#eve"</text:span><text:span text:style-name="T1">&gt;</text:span>Event Binding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 <text:span text:style-name="T3">href</text:span>=<text:span text:style-name="T4">"#two"</text:span><text:span text:style-name="T1">&gt;</text:span>Two way binding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 <text:span text:style-name="T1">&lt;/</text:span><text:span text:style-name="T2">div</text:span><text:span text:style-name="T1">&gt;</text:span></text:p>
      <text:p text:style-name="P2"><text:span text:style-name="T1">&lt;</text:span><text:span text:style-name="T2">div</text:span> <text:span text:style-name="T3">id</text:span>=<text:span text:style-name="T4">inter</text:span><text:span text:style-name="T1">&gt;</text:span></text:p>
      <text:p text:style-name="P2"><text:span text:style-name="T1">&lt;</text:span><text:span text:style-name="T2">h2</text:span><text:span text:style-name="T1">&gt;</text:span> 1) Interpolation {{name}}<text:span text:style-name="T1">&lt;/</text:span><text:span text:style-name="T2">h2</text:span><text:span text:style-name="T1">&gt;</text:span></text:p>
      <text:p text:style-name="P2"><text:span text:style-name="T1">&lt;</text:span><text:span text:style-name="T2">p</text:span><text:span text:style-name="T1">&gt;</text:span>2)By methods {{getdetails()}} <text:span text:style-name="T1">&lt;/</text:span><text:span text:style-name="T2">p</text:span><text:span text:style-name="T1">&gt;</text:span></text:p>
      <text:p text:style-name="P2"><text:span text:style-name="T1">&lt;</text:span><text:span text:style-name="T2">p</text:span><text:span text:style-name="T1">&gt;</text:span>This is course from {{getAlldata()}}<text:span text:style-name="T1">&lt;/</text:span><text:span text:style-name="T2">p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</text:span><text:span text:style-name="T2">div</text:span> <text:span text:style-name="T3">id</text:span>=<text:span text:style-name="T4">prop</text:span><text:span text:style-name="T1">&gt;</text:span></text:p>
      <text:p text:style-name="P2"><text:span text:style-name="T1">&lt;</text:span><text:span text:style-name="T2">h2</text:span><text:span text:style-name="T1">&gt;</text:span> 2)Property Binding<text:span text:style-name="T1">&lt;/</text:span><text:span text:style-name="T2">h2</text:span><text:span text:style-name="T1">&gt;</text:span></text:p>
      <text:p text:style-name="P2"><text:span text:style-name="T1">&lt;</text:span><text:span text:style-name="T2">p</text:span><text:span text:style-name="T1">&gt;</text:span>1)Image Binding<text:span text:style-name="T1">&lt;/</text:span><text:span text:style-name="T2">p</text:span><text:span text:style-name="T1">&gt;</text:span></text:p>
      <text:p text:style-name="P2"><text:span text:style-name="T1">&lt;</text:span><text:span text:style-name="T2">div</text:span><text:span text:style-name="T1">&gt;</text:span></text:p>
      <text:p text:style-name="P2"><text:span text:style-name="T1">&lt;</text:span><text:span text:style-name="T2">h3</text:span><text:span text:style-name="T1">&gt;</text:span>Christmas images<text:span text:style-name="T1">&lt;/</text:span><text:span text:style-name="T2">h3</text:span><text:span text:style-name="T1">&gt;</text:span></text:p>
      <text:p text:style-name="P2"><text:span text:style-name="T1">&lt;</text:span><text:span text:style-name="T2">img</text:span> <text:span text:style-name="T3">[src]</text:span>=<text:span text:style-name="T4">"source"</text:span> <text:span text:style-name="T3">alt</text:span>=<text:span text:style-name="T4">"Merry X-mas"</text:span> <text:span text:style-name="T3">[height]</text:span>=<text:span text:style-name="T4">"high"</text:span> <text:span text:style-name="T3">[width]</text:span>=<text:span text:style-name="T4">"wid"</text:span><text:span text:style-name="T1">&gt;</text:span></text:p>
      <text:p text:style-name="P2"><text:span text:style-name="T1">&lt;</text:span><text:span text:style-name="T2">img</text:span> <text:span text:style-name="T3">[src]</text:span>=<text:span text:style-name="T4">"see"</text:span> <text:span text:style-name="T3">alt</text:span>=<text:span text:style-name="T4">"Merry X-mas"</text:span> <text:span text:style-name="T3">[height]</text:span>=<text:span text:style-name="T4">"high"</text:span> <text:span text:style-name="T3">[width]</text:span>=<text:span text:style-name="T4">"wid"</text:span><text:span text:style-name="T1">&gt;&lt;/</text:span><text:span text:style-name="T2">div</text:span><text:span text:style-name="T1">&gt;&lt;/</text:span><text:span text:style-name="T2">div</text:span><text:span text:style-name="T1">&gt;</text:span></text:p>
      <text:p text:style-name="P2"><text:span text:style-name="T1">&lt;</text:span><text:span text:style-name="T2">div</text:span> <text:span text:style-name="T3">id</text:span>=<text:span text:style-name="T4">eve</text:span><text:span text:style-name="T1">&gt;</text:span></text:p>
      <text:p text:style-name="P2"><text:span text:style-name="T1">&lt;</text:span><text:span text:style-name="T2">h2</text:span><text:span text:style-name="T1">&gt;</text:span>3) Event Binding<text:span text:style-name="T1">&lt;/</text:span><text:span text:style-name="T2">h2</text:span><text:span text:style-name="T1">&gt;</text:span></text:p>
      <text:p text:style-name="P2"><text:span text:style-name="T1">&lt;</text:span><text:span text:style-name="T2">form</text:span><text:span text:style-name="T1">&gt;</text:span></text:p>
      <text:p text:style-name="P2"><text:span text:style-name="T1">&lt;</text:span><text:span text:style-name="T2">label</text:span> <text:span text:style-name="T3">for</text:span>=<text:span text:style-name="T4">"n1"</text:span><text:span text:style-name="T1">&gt;</text:span>Fname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name"</text:span> <text:span text:style-name="T3">#n1</text:span><text:span text:style-name="T1">&gt;</text:span></text:p>
      <text:p text:style-name="P2"><text:span text:style-name="T1">&lt;</text:span><text:span text:style-name="T2">label</text:span> <text:span text:style-name="T3">for</text:span>=<text:span text:style-name="T4">"n2"</text:span><text:span text:style-name="T1">&gt;</text:span>Lname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Fname"</text:span> <text:span text:style-name="T3">#n2</text:span><text:span text:style-name="T1">&gt;</text:span></text:p>
      <text:p text:style-name="P5"/>
      <text:p text:style-name="P2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check"</text:span> <text:span text:style-name="T3">(click)</text:span>=<text:span text:style-name="T4">"demo(n1.value,n2.value)"</text:span><text:span text:style-name="T1">&gt;</text:span><text:span text:style-name="T5">&lt;!--mouseover also can be put in place of click--&gt;</text:span></text:p>
      <text:p text:style-name="P2"><text:span text:style-name="T1">&lt;</text:span><text:span text:style-name="T2">p</text:span><text:span text:style-name="T1">&gt;</text:span>Hi this is {{val}}<text:span text:style-name="T1">&lt;/</text:span><text:span text:style-name="T2">p</text:span><text:span text:style-name="T1">&gt;</text:span></text:p>
      <text:p text:style-name="P2"><text:span text:style-name="T1">&lt;/</text:span><text:span text:style-name="T2">form</text:span><text:span text:style-name="T1">&gt;</text:span></text:p>
      <text:p text:style-name="P2"><text:span text:style-name="T1">&lt;</text:span><text:span text:style-name="T2">br</text:span><text:span text:style-name="T1">&gt;</text:span></text:p>
      <text:p text:style-name="P2"><text:span text:style-name="T1">&lt;</text:span><text:span text:style-name="T2">button</text:span> <text:span text:style-name="T3">[disabled]</text:span>=<text:span text:style-name="T4">"enable"</text:span><text:span text:style-name="T1">&gt;</text:span>click<text:span text:style-name="T1">&lt;/</text:span><text:span text:style-name="T2">button</text:span><text:span text:style-name="T1">&gt;&lt;/</text:span><text:span text:style-name="T2">div</text:span><text:span text:style-name="T1">&gt;</text:span></text:p>
      <text:p text:style-name="P2"><text:span text:style-name="T1">&lt;</text:span><text:span text:style-name="T2">div</text:span> <text:span text:style-name="T3">id</text:span>=<text:span text:style-name="T4">two</text:span><text:span text:style-name="T1">&gt;</text:span></text:p>
      <text:p text:style-name="P5"/>
      <text:p text:style-name="P2"><text:span text:style-name="T1">&lt;</text:span><text:span text:style-name="T2">h2</text:span><text:span text:style-name="T1">&gt;</text:span>4) Two-way data Binding<text:span text:style-name="T1">&lt;/</text:span><text:span text:style-name="T2">h2</text:span><text:span text:style-name="T1">&gt;</text:span></text:p>
      <text:p text:style-name="P2"><text:span text:style-name="T1">&lt;</text:span><text:span text:style-name="T2">div</text:span><text:span text:style-name="T1">&gt;</text:span></text:p>
      <text:p text:style-name="P5"/>
      <text:p text:style-name="P2"><text:soft-page-break/><text:span text:style-name="T1">&lt;</text:span><text:span text:style-name="T2">label</text:span> <text:span text:style-name="T3">for</text:span>=<text:span text:style-name="T4">"n1"</text:span><text:span text:style-name="T1">&gt;</text:span>username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name"</text:span> <text:span text:style-name="T3">[(ngModel)]</text:span>=<text:span text:style-name="T4">"tname"</text:span><text:span text:style-name="T1">&gt;</text:span></text:p>
      <text:p text:style-name="P2">{{tname}}</text:p>
      <text:p text:style-name="P5"/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9"/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1">data-binding-css</text:p>
      <text:p text:style-name="P3"><text:span text:style-name="T6">div</text:span>{</text:p>
      <text:p text:style-name="P2"><text:span text:style-name="T3">margin-top</text:span>: <text:span text:style-name="T7">100px</text:span>;</text:p>
      <text:p text:style-name="P2"><text:span text:style-name="T3">background-color</text:span>: <text:span text:style-name="T4">cornsilk</text:span>;</text:p>
      <text:p text:style-name="P2"><text:span text:style-name="T3">text-align</text:span>: <text:span text:style-name="T4">center</text:span>;</text:p>
      <text:p text:style-name="P2"><text:span text:style-name="T3">text-decoration</text:span>: <text:span text:style-name="T4">crimson</text:span>;</text:p>
      <text:p text:style-name="P2">}</text:p>
      <text:p text:style-name="P2"><text:span text:style-name="T6">ul</text:span>{</text:p>
      <text:p text:style-name="P2"><text:span text:style-name="T3">list-style</text:span>: <text:span text:style-name="T4">none</text:span>;</text:p>
      <text:p text:style-name="P2"><text:span text:style-name="T3">margin</text:span>: <text:span text:style-name="T7">0</text:span>;</text:p>
      <text:p text:style-name="P2"><text:span text:style-name="T3">padding</text:span>: <text:span text:style-name="T4">auto</text:span>;</text:p>
      <text:p text:style-name="P5"/>
      <text:p text:style-name="P2">}</text:p>
      <text:p text:style-name="P2"><text:span text:style-name="T6">a</text:span>{</text:p>
      <text:p text:style-name="P2"><text:span text:style-name="T3">padding</text:span>: <text:span text:style-name="T7">5px</text:span>;</text:p>
      <text:p text:style-name="P2">}</text:p>
      <text:p text:style-name="P2"><text:span text:style-name="T6">a:hover</text:span>{</text:p>
      <text:p text:style-name="P2"><text:span text:style-name="T3">color</text:span>: <text:span text:style-name="T4">darkgreen</text:span>;</text:p>
      <text:p text:style-name="P2">}</text:p>
      <text:p text:style-name="P1">data-binding-ts</text:p>
      <text:p text:style-name="P3"><text:span text:style-name="T8">import</text:span> { <text:span text:style-name="T3">Component</text:span>, <text:span text:style-name="T3">OnInit</text:span> } <text:span text:style-name="T8">from</text:span> <text:span text:style-name="T4">'@angular/core'</text:span>;</text:p>
      <text:p text:style-name="P5"/>
      <text:p text:style-name="P2">@<text:span text:style-name="T9">Component</text:span>({</text:p>
      <text:p text:style-name="P2"><text:span text:style-name="T3">selector:</text:span> <text:span text:style-name="T4">'app-data-binding'</text:span>,</text:p>
      <text:p text:style-name="P2"><text:span text:style-name="T3">templateUrl:</text:span> <text:span text:style-name="T4">'./data-binding.component.html'</text:span>,</text:p>
      <text:p text:style-name="P2"><text:span text:style-name="T3">styleUrls:</text:span> [<text:span text:style-name="T4">'./data-binding.component.css'</text:span>]</text:p>
      <text:p text:style-name="P2">})</text:p>
      <text:p text:style-name="P2"><text:span text:style-name="T8">export</text:span> <text:span text:style-name="T2">class</text:span> <text:span text:style-name="T9">DataBindingComponent</text:span> <text:span text:style-name="T2">implements</text:span> <text:span text:style-name="T9">OnInit</text:span> {</text:p>
      <text:p text:style-name="P2"><text:span text:style-name="T3">name</text:span>:<text:span text:style-name="T9">String</text:span>=<text:span text:style-name="T4">'hello'</text:span>;</text:p>
      <text:p text:style-name="P2"><text:span text:style-name="T3">city</text:span>:<text:span text:style-name="T9">string</text:span>=<text:span text:style-name="T4">'Karur'</text:span>;</text:p>
      <text:p text:style-name="P5"/>
      <text:p text:style-name="P2"><text:span text:style-name="T3">course</text:span>:<text:span text:style-name="T9">String</text:span>=<text:span text:style-name="T4">'Angular'</text:span>;</text:p>
      <text:p text:style-name="P2"><text:span text:style-name="T3">mname</text:span>:<text:span text:style-name="T9">String</text:span>=<text:span text:style-name="T4">'Santhosh'</text:span>;</text:p>
      <text:p text:style-name="P5"/>
      <text:p text:style-name="P2"><text:span text:style-name="T3">stringData</text:span>:<text:span text:style-name="T9">string</text:span>=<text:span text:style-name="T4">'text'</text:span>;</text:p>
      <text:p text:style-name="P2"><text:span text:style-name="T3">numberData</text:span>:<text:span text:style-name="T9">number</text:span>=<text:span text:style-name="T7">889</text:span>;</text:p>
      <text:p text:style-name="P9"/>
      <text:p text:style-name="P2"><text:span text:style-name="T3">source</text:span>:<text:span text:style-name="T9">any</text:span>=<text:span text:style-name="T4">"assets/one.jpg"</text:span>;</text:p>
      <text:p text:style-name="P2"><text:span text:style-name="T3">see</text:span>:<text:span text:style-name="T9">any</text:span>=<text:span text:style-name="T4">"assets/two.jpg"</text:span>;</text:p>
      <text:p text:style-name="P2"><text:span text:style-name="T3">high</text:span>:<text:span text:style-name="T9">number</text:span>=<text:span text:style-name="T7">300</text:span>;</text:p>
      <text:p text:style-name="P2"><text:soft-page-break/><text:span text:style-name="T3">wid</text:span>:<text:span text:style-name="T9">number</text:span>=<text:span text:style-name="T7">300</text:span>;</text:p>
      <text:p text:style-name="P2"><text:span text:style-name="T3">enable</text:span>:<text:span text:style-name="T9">boolean</text:span>=<text:span text:style-name="T2">true</text:span>;</text:p>
      <text:p text:style-name="P2"><text:span text:style-name="T3">val</text:span>:<text:span text:style-name="T9">any</text:span>=<text:span text:style-name="T4">''</text:span>;</text:p>
      <text:p text:style-name="P2"><text:span text:style-name="T3">tname</text:span>:<text:span text:style-name="T9">string</text:span>=<text:span text:style-name="T4">''</text:span>;</text:p>
      <text:p text:style-name="P2"><text:span text:style-name="T2">constructor</text:span>() { }</text:p>
      <text:p text:style-name="P5"/>
      <text:p text:style-name="P2"><text:span text:style-name="T10">ngOnInit</text:span>(): <text:span text:style-name="T9">void</text:span> {</text:p>
      <text:p text:style-name="P2">}</text:p>
      <text:p text:style-name="P2"><text:span text:style-name="T10">getdetails</text:span>():<text:span text:style-name="T9">String</text:span></text:p>
      <text:p text:style-name="P2">{</text:p>
      <text:p text:style-name="P2"><text:span text:style-name="T8">return</text:span> <text:span text:style-name="T4">`Hi I am </text:span><text:span text:style-name="T2">${this</text:span>.<text:span text:style-name="T3">name</text:span><text:span text:style-name="T2">}</text:span><text:span text:style-name="T4"> and from </text:span><text:span text:style-name="T2">${this</text:span>.<text:span text:style-name="T3">city</text:span><text:span text:style-name="T2">}</text:span><text:span text:style-name="T4">`</text:span>;</text:p>
      <text:p text:style-name="P2">}</text:p>
      <text:p text:style-name="P2"><text:span text:style-name="T10">getAlldata</text:span>():<text:span text:style-name="T9">String</text:span>{</text:p>
      <text:p text:style-name="P5"/>
      <text:p text:style-name="P2"><text:span text:style-name="T8">return</text:span> <text:span text:style-name="T4">`Hello all welcome to </text:span><text:span text:style-name="T2">${this</text:span>.<text:span text:style-name="T3">course</text:span><text:span text:style-name="T2">}</text:span><text:span text:style-name="T4"> hosting by </text:span><text:span text:style-name="T2">${this</text:span>.<text:span text:style-name="T3">mname</text:span><text:span text:style-name="T2">}</text:span><text:span text:style-name="T4">`</text:span>;</text:p>
      <text:p text:style-name="P5"/>
      <text:p text:style-name="P2">}</text:p>
      <text:p text:style-name="P2"><text:span text:style-name="T10">demo</text:span>(<text:span text:style-name="T3">value</text:span>:<text:span text:style-name="T9">any</text:span>,<text:span text:style-name="T3">value2</text:span>:<text:span text:style-name="T9">any</text:span>){</text:p>
      <text:p text:style-name="P5"/>
      <text:p text:style-name="P2"><text:span text:style-name="T2">this</text:span>.<text:span text:style-name="T3">val</text:span>=<text:span text:style-name="T3">value</text:span>+<text:span text:style-name="T3">value2</text:span>;</text:p>
      <text:p text:style-name="P2">}</text:p>
      <text:p text:style-name="P2"><text:span text:style-name="T10">twoway</text:span>(<text:span text:style-name="T3">a</text:span>:<text:span text:style-name="T9">any</text:span>)</text:p>
      <text:p text:style-name="P2">{</text:p>
      <text:p text:style-name="P5"/>
      <text:p text:style-name="P2">}</text:p>
      <text:p text:style-name="P5"/>
      <text:p text:style-name="P2">}</text:p>
      <text:p text:style-name="P2"/>
      <text:p text:style-name="P1">app-component-html</text:p>
      <text:p text:style-name="P7">&lt;!--&lt;app-head&gt;&lt;/app-head&gt;</text:p>
      <text:p text:style-name="P6">&lt;app-data-binding&gt;&lt;/app-data-binding&gt;--&gt;</text:p>
      <text:p text:style-name="P2"><text:span text:style-name="T1">&lt;</text:span><text:span text:style-name="T2">home</text:span><text:span text:style-name="T1">&gt;&lt;/</text:span><text:span text:style-name="T2">home</text:span><text:span text:style-name="T1">&gt;</text:span></text:p>
      <text:p text:style-name="P1">directive-Project</text:p>
      <text:p text:style-name="P1">attribute-html</text:p>
      <text:p text:style-name="P3"><text:span text:style-name="T1">&lt;</text:span><text:span text:style-name="T2">p</text:span><text:span text:style-name="T1">&gt;</text:span>attribute works!<text:span text:style-name="T1">&lt;/</text:span><text:span text:style-name="T2">p</text:span><text:span text:style-name="T1">&gt;</text:span></text:p>
      <text:p text:style-name="P10"><text:line-break/></text:p>
      <text:p text:style-name="P2"><text:span text:style-name="T1">&lt;</text:span><text:span text:style-name="T2">div</text:span> <text:span text:style-name="T3">class</text:span>=<text:span text:style-name="T4">"border bgc"</text:span><text:span text:style-name="T1">&gt;</text:span></text:p>
      <text:p text:style-name="P2">just for demo</text:p>
      <text:p text:style-name="P2"><text:span text:style-name="T1">&lt;/</text:span><text:span text:style-name="T2">div</text:span><text:span text:style-name="T1">&gt;</text:span></text:p>
      <text:p text:style-name="P10"><text:line-break/></text:p>
      <text:p text:style-name="P2"><text:span text:style-name="T1">&lt;</text:span><text:span text:style-name="T2">div</text:span> <text:span text:style-name="T3">[ngClass]</text:span>=<text:span text:style-name="T4">"{border:x,bgc:y}"</text:span><text:span text:style-name="T1">&gt;</text:span></text:p>
      <text:p text:style-name="P2">just for demo</text:p>
      <text:p text:style-name="P2"><text:span text:style-name="T1">&lt;/</text:span><text:span text:style-name="T2">div</text:span><text:span text:style-name="T1">&gt;</text:span></text:p>
      <text:p text:style-name="P10"><text:line-break/></text:p>
      <text:p text:style-name="P2"><text:span text:style-name="T1">&lt;</text:span><text:span text:style-name="T2">div</text:span> <text:span text:style-name="T3">[ngClass]</text:span>=<text:span text:style-name="T4">"{border:y,bgc:x}"</text:span><text:span text:style-name="T1">&gt;</text:span></text:p>
      <text:p text:style-name="P2"><text:soft-page-break/>just for demo</text:p>
      <text:p text:style-name="P2"><text:span text:style-name="T1">&lt;/</text:span><text:span text:style-name="T2">div</text:span><text:span text:style-name="T1">&gt;</text:span></text:p>
      <text:p text:style-name="P2"><text:span text:style-name="T1">&lt;</text:span><text:span text:style-name="T2">div</text:span> <text:span text:style-name="T3">[ngStyle]</text:span>=<text:span text:style-name="T4">"{'backgroundcolor':clr}"</text:span><text:span text:style-name="T1">&gt;&lt;/</text:span><text:span text:style-name="T2">div</text:span><text:span text:style-name="T1">&gt;</text:span></text:p>
      <text:p text:style-name="P5"/>
      <text:p text:style-name="P2"><text:span text:style-name="T1">&lt;</text:span><text:span text:style-name="T2">h1</text:span><text:span text:style-name="T1">&gt;</text:span>Employee details<text:span text:style-name="T1">&lt;/</text:span><text:span text:style-name="T2">h1</text:span><text:span text:style-name="T1">&gt;</text:span></text:p>
      <text:p text:style-name="P2"><text:span text:style-name="T1">&lt;</text:span><text:span text:style-name="T2">h2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table</text:span><text:span text:style-name="T1">&gt;</text:span></text:p>
      <text:p text:style-name="P2"><text:span text:style-name="T1">&lt;</text:span><text:span text:style-name="T2">tr</text:span><text:span text:style-name="T1">&gt;</text:span></text:p>
      <text:p text:style-name="P2"><text:span text:style-name="T1">&lt;</text:span><text:span text:style-name="T2">th</text:span><text:span text:style-name="T1">&gt;</text:span>Name<text:span text:style-name="T1">&lt;/</text:span><text:span text:style-name="T2">th</text:span><text:span text:style-name="T1">&gt;</text:span></text:p>
      <text:p text:style-name="P2"><text:span text:style-name="T1">&lt;</text:span><text:span text:style-name="T2">th</text:span><text:span text:style-name="T1">&gt;</text:span>Age<text:span text:style-name="T1">&lt;/</text:span><text:span text:style-name="T2">th</text:span><text:span text:style-name="T1">&gt;</text:span></text:p>
      <text:p text:style-name="P2"><text:span text:style-name="T1">&lt;</text:span><text:span text:style-name="T2">th</text:span><text:span text:style-name="T1">&gt;</text:span>Salary<text:span text:style-name="T1">&lt;/</text:span><text:span text:style-name="T2">th</text:span><text:span text:style-name="T1">&gt;</text:span></text:p>
      <text:p text:style-name="P2"><text:span text:style-name="T1">&lt;/</text:span><text:span text:style-name="T2">tr</text:span><text:span text:style-name="T1">&gt;</text:span></text:p>
      <text:p text:style-name="P2"><text:span text:style-name="T1">&lt;</text:span><text:span text:style-name="T2">tr</text:span> <text:span text:style-name="T3">*ngFor</text:span>=<text:span text:style-name="T4">"let json of json"</text:span><text:span text:style-name="T1">&gt;</text:span></text:p>
      <text:p text:style-name="P2"><text:span text:style-name="T1">&lt;</text:span><text:span text:style-name="T2">td</text:span><text:span text:style-name="T1">&gt;</text:span> {{json.name}}<text:span text:style-name="T1">&lt;/</text:span><text:span text:style-name="T2">td</text:span><text:span text:style-name="T1">&gt;</text:span></text:p>
      <text:p text:style-name="P2"><text:span text:style-name="T1">&lt;</text:span><text:span text:style-name="T2">td</text:span><text:span text:style-name="T1">&gt;</text:span>{{json.age}}<text:span text:style-name="T1">&lt;/</text:span><text:span text:style-name="T2">td</text:span><text:span text:style-name="T1">&gt;</text:span></text:p>
      <text:p text:style-name="P2"><text:span text:style-name="T1">&lt;</text:span><text:span text:style-name="T2">td</text:span><text:span text:style-name="T1">&gt;</text:span>{{json.salary}}<text:span text:style-name="T1">&lt;/</text:span><text:span text:style-name="T2">td</text:span><text:span text:style-name="T1">&gt;</text:span></text:p>
      <text:p text:style-name="P2"><text:span text:style-name="T1">&lt;/</text:span><text:span text:style-name="T2">tr</text:span><text:span text:style-name="T1">&gt;</text:span></text:p>
      <text:p text:style-name="P2"><text:span text:style-name="T1">&lt;/</text:span><text:span text:style-name="T2">table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/</text:span><text:span text:style-name="T2">h2</text:span><text:span text:style-name="T1">&gt;</text:span></text:p>
      <text:p text:style-name="P1">attribute-css</text:p>
      <text:p text:style-name="P3"><text:span text:style-name="T6">div</text:span>{</text:p>
      <text:p text:style-name="P2"><text:span text:style-name="T3">width</text:span>:<text:span text:style-name="T7">100px</text:span>;</text:p>
      <text:p text:style-name="P2"><text:span text:style-name="T3">height</text:span>: <text:span text:style-name="T7">100px</text:span>;</text:p>
      <text:p text:style-name="P2">}</text:p>
      <text:p text:style-name="P2"><text:span text:style-name="T6">.border</text:span>{</text:p>
      <text:p text:style-name="P2"><text:span text:style-name="T3">border</text:span>:<text:span text:style-name="T7">5px</text:span> <text:span text:style-name="T4">solid</text:span> <text:span text:style-name="T4">blanchedalmond</text:span>;</text:p>
      <text:p text:style-name="P2">}</text:p>
      <text:p text:style-name="P2"><text:span text:style-name="T6">.bgc</text:span>{</text:p>
      <text:p text:style-name="P2"><text:span text:style-name="T3">background-color</text:span>: <text:span text:style-name="T4">cadetblue</text:span>;</text:p>
      <text:p text:style-name="P2">}</text:p>
      <text:p text:style-name="P2"><text:span text:style-name="T6">td</text:span>, <text:span text:style-name="T6">th</text:span> {</text:p>
      <text:p text:style-name="P2"><text:span text:style-name="T3">border</text:span>: <text:span text:style-name="T7">1px</text:span> <text:span text:style-name="T4">solid</text:span> <text:span text:style-name="T4">#dddddd</text:span>;</text:p>
      <text:p text:style-name="P2"><text:span text:style-name="T3">text-align</text:span>: <text:span text:style-name="T4">left</text:span>;</text:p>
      <text:p text:style-name="P2"><text:span text:style-name="T3">padding</text:span>: <text:span text:style-name="T7">8px</text:span>;</text:p>
      <text:p text:style-name="P2">}</text:p>
      <text:p text:style-name="P1">attribute-ts</text:p>
      <text:p text:style-name="P3"><text:span text:style-name="T8">import</text:span> { <text:span text:style-name="T3">Component</text:span>, <text:span text:style-name="T3">OnDestroy</text:span>, <text:span text:style-name="T3">OnInit</text:span> } <text:span text:style-name="T8">from</text:span> <text:span text:style-name="T4">'@angular/core'</text:span>;</text:p>
      <text:p text:style-name="P5"/>
      <text:p text:style-name="P2">@<text:span text:style-name="T9">Component</text:span>({</text:p>
      <text:p text:style-name="P2"><text:span text:style-name="T3">selector:</text:span> <text:span text:style-name="T4">'attribute'</text:span>,</text:p>
      <text:p text:style-name="P2"><text:span text:style-name="T3">templateUrl:</text:span> <text:span text:style-name="T4">'./attribute.component.html'</text:span>,</text:p>
      <text:p text:style-name="P2"><text:span text:style-name="T3">styleUrls:</text:span> [<text:span text:style-name="T4">'./attribute.component.css'</text:span>]</text:p>
      <text:p text:style-name="P2">})</text:p>
      <text:p text:style-name="P2"><text:span text:style-name="T8">export</text:span> <text:span text:style-name="T2">class</text:span> <text:span text:style-name="T9">AttributeComponent</text:span> <text:span text:style-name="T2">implements</text:span> <text:span text:style-name="T9">OnInit</text:span>,<text:span text:style-name="T9">OnDestroy</text:span> {</text:p>
      <text:p text:style-name="P5"/>
      <text:p text:style-name="P2"><text:span text:style-name="T3">x</text:span>:<text:span text:style-name="T9">boolean</text:span>=<text:span text:style-name="T2">true</text:span>;</text:p>
      <text:p text:style-name="P2"><text:span text:style-name="T3">y</text:span>:<text:span text:style-name="T9">boolean</text:span>=<text:span text:style-name="T2">true</text:span>;</text:p>
      <text:p text:style-name="P2"><text:span text:style-name="T3">clr</text:span>:<text:span text:style-name="T9">string</text:span>=<text:span text:style-name="T4">'pink'</text:span>;</text:p>
      <text:p text:style-name="P5"/>
      <text:p text:style-name="P2"><text:soft-page-break/><text:span text:style-name="T3">json</text:span>=[{<text:span text:style-name="T4">'name'</text:span><text:span text:style-name="T3">:</text:span><text:span text:style-name="T4">'kaviya'</text:span>,<text:span text:style-name="T4">'age'</text:span><text:span text:style-name="T3">:</text:span><text:span text:style-name="T7">21</text:span>,<text:span text:style-name="T4">'salary'</text:span><text:span text:style-name="T3">:</text:span><text:span text:style-name="T7">24000</text:span>},</text:p>
      <text:p text:style-name="P2">{<text:span text:style-name="T4">'name'</text:span><text:span text:style-name="T3">:</text:span><text:span text:style-name="T4">'priya'</text:span>,<text:span text:style-name="T4">'age'</text:span><text:span text:style-name="T3">:</text:span><text:span text:style-name="T7">22</text:span>,<text:span text:style-name="T4">'salary'</text:span><text:span text:style-name="T3">:</text:span><text:span text:style-name="T7">24500</text:span>},</text:p>
      <text:p text:style-name="P2">{<text:span text:style-name="T4">'name'</text:span><text:span text:style-name="T3">:</text:span><text:span text:style-name="T4">'sanju'</text:span>,<text:span text:style-name="T4">'age'</text:span><text:span text:style-name="T3">:</text:span><text:span text:style-name="T7">21</text:span>,<text:span text:style-name="T4">'salary'</text:span><text:span text:style-name="T3">:</text:span><text:span text:style-name="T7">23000</text:span>},</text:p>
      <text:p text:style-name="P2">{<text:span text:style-name="T4">'name'</text:span><text:span text:style-name="T3">:</text:span><text:span text:style-name="T4">'gobika'</text:span>,<text:span text:style-name="T4">'age'</text:span><text:span text:style-name="T3">:</text:span><text:span text:style-name="T7">21</text:span>,<text:span text:style-name="T4">'salary'</text:span><text:span text:style-name="T3">:</text:span><text:span text:style-name="T7">25000</text:span>},</text:p>
      <text:p text:style-name="P2">];</text:p>
      <text:p text:style-name="P2"><text:span text:style-name="T2">constructor</text:span>() { }</text:p>
      <text:p text:style-name="P2"><text:span text:style-name="T10">ngOnDestroy</text:span>(): <text:span text:style-name="T9">void</text:span> {</text:p>
      <text:p text:style-name="P2"><text:span text:style-name="T3">console</text:span>.<text:span text:style-name="T10">log</text:span>(<text:span text:style-name="T4">'component destroyed....'</text:span>)</text:p>
      <text:p text:style-name="P2">}</text:p>
      <text:p text:style-name="P5"/>
      <text:p text:style-name="P2"><text:span text:style-name="T10">ngOnInit</text:span>(): <text:span text:style-name="T9">void</text:span> {</text:p>
      <text:p text:style-name="P2">}</text:p>
      <text:p text:style-name="P5"/>
      <text:p text:style-name="P2">}</text:p>
      <text:p text:style-name="P2"/>
      <text:p text:style-name="P1">Structure-html</text:p>
      <text:p text:style-name="P3"><text:span text:style-name="T1">&lt;</text:span><text:span text:style-name="T2">p</text:span><text:span text:style-name="T1">&gt;</text:span>structural works!<text:span text:style-name="T1">&lt;/</text:span><text:span text:style-name="T2">p</text:span><text:span text:style-name="T1">&gt;</text:span></text:p>
      <text:p text:style-name="P2"><text:span text:style-name="T1">&lt;</text:span><text:span text:style-name="T2">h2</text:span><text:span text:style-name="T1">&gt;</text:span>*ngFor<text:span text:style-name="T1">&lt;/</text:span><text:span text:style-name="T2">h2</text:span><text:span text:style-name="T1">&gt;</text:span></text:p>
      <text:p text:style-name="P2"><text:span text:style-name="T1">&lt;</text:span><text:span text:style-name="T2">h2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 <text:span text:style-name="T3">*ngFor</text:span>=<text:span text:style-name="T4">"let i for bevrages"</text:span><text:span text:style-name="T1">&gt;</text:span>{{i}}<text:span text:style-name="T1">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/</text:span><text:span text:style-name="T2">h2</text:span><text:span text:style-name="T1">&gt;</text:span></text:p>
      <text:p text:style-name="P2"><text:span text:style-name="T1">&lt;</text:span><text:span text:style-name="T2">div</text:span> <text:span text:style-name="T3">*ngIf</text:span>=<text:span text:style-name="T4">"true"</text:span> <text:span text:style-name="T1">&gt;</text:span>demo text<text:span text:style-name="T1">&lt;/</text:span><text:span text:style-name="T2">div</text:span><text:span text:style-name="T1">&gt;</text:span></text:p>
      <text:p text:style-name="P2"><text:span text:style-name="T1">&lt;</text:span><text:span text:style-name="T2">ng-container</text:span> <text:span text:style-name="T3">*ngIf</text:span>=<text:span text:style-name="T4">"true; else elseTemplate"</text:span><text:span text:style-name="T1">&gt;</text:span></text:p>
      <text:p text:style-name="P2"><text:span text:style-name="T1">&lt;</text:span><text:span text:style-name="T2">h1</text:span><text:span text:style-name="T1">&gt;</text:span> demo text for true<text:span text:style-name="T1">&lt;/</text:span><text:span text:style-name="T2">h1</text:span><text:span text:style-name="T1">&gt;</text:span></text:p>
      <text:p text:style-name="P2"><text:span text:style-name="T1">&lt;/</text:span><text:span text:style-name="T2">ng-container</text:span><text:span text:style-name="T1">&gt;</text:span></text:p>
      <text:p text:style-name="P2"><text:span text:style-name="T1">&lt;</text:span><text:span text:style-name="T2">ng-template</text:span> <text:span text:style-name="T3">#elseTemplate</text:span><text:span text:style-name="T1">&gt;</text:span></text:p>
      <text:p text:style-name="P2"><text:span text:style-name="T1">&lt;</text:span><text:span text:style-name="T2">h1</text:span><text:span text:style-name="T1">&gt;</text:span> demo text for false<text:span text:style-name="T1">&lt;/</text:span><text:span text:style-name="T2">h1</text:span><text:span text:style-name="T1">&gt;</text:span></text:p>
      <text:p text:style-name="P2"><text:span text:style-name="T1">&lt;/</text:span><text:span text:style-name="T2">ng-template</text:span><text:span text:style-name="T1">&gt;</text:span> </text:p>
      <text:p text:style-name="P5"/>
      <text:p text:style-name="P2"><text:span text:style-name="T1">&lt;</text:span><text:span text:style-name="T2">div</text:span> <text:span text:style-name="T3">[ngSwitch]</text:span>=<text:span text:style-name="T4">"option"</text:span><text:span text:style-name="T1">&gt;</text:span></text:p>
      <text:p text:style-name="P2"><text:span text:style-name="T1">&lt;</text:span><text:span text:style-name="T2">p</text:span> <text:span text:style-name="T3">*ngSwitchCase</text:span>=<text:span text:style-name="T4">"1"</text:span><text:span text:style-name="T1">&gt;</text:span>hai<text:span text:style-name="T1">&lt;/</text:span><text:span text:style-name="T2">p</text:span><text:span text:style-name="T1">&gt;</text:span></text:p>
      <text:p text:style-name="P2"><text:span text:style-name="T1">&lt;</text:span><text:span text:style-name="T2">p</text:span> <text:span text:style-name="T3">*ngSwitchCase</text:span>=<text:span text:style-name="T4">"2"</text:span><text:span text:style-name="T1">&gt;</text:span>hello<text:span text:style-name="T1">&lt;/</text:span><text:span text:style-name="T2">p</text:span><text:span text:style-name="T1">&gt;</text:span></text:p>
      <text:p text:style-name="P2"><text:span text:style-name="T1">&lt;</text:span><text:span text:style-name="T2">p</text:span> <text:span text:style-name="T3">*ngSwitchCase</text:span>=<text:span text:style-name="T4">"3"</text:span><text:span text:style-name="T1">&gt;</text:span>everyon<text:span text:style-name="T1">&lt;/</text:span><text:span text:style-name="T2">p</text:span><text:span text:style-name="T1">&gt;</text:span></text:p>
      <text:p text:style-name="P2"><text:span text:style-name="T1">&lt;</text:span><text:span text:style-name="T2">p</text:span> <text:span text:style-name="T3">*ngSwitchCase</text:span>=<text:span text:style-name="T4">"4"</text:span><text:span text:style-name="T1">&gt;</text:span>welcome<text:span text:style-name="T1">&lt;/</text:span><text:span text:style-name="T2">p</text:span><text:span text:style-name="T1">&gt;</text:span></text:p>
      <text:p text:style-name="P5"/>
      <text:p text:style-name="P2"><text:span text:style-name="T1">&lt;/</text:span><text:span text:style-name="T2">div</text:span><text:span text:style-name="T1">&gt;</text:span></text:p>
      <text:p text:style-name="P2"/>
      <text:p text:style-name="P1">struture-ts</text:p>
      <text:p text:style-name="P3"><text:span text:style-name="T8">import</text:span> { <text:span text:style-name="T3">Component</text:span>, <text:span text:style-name="T3">OnInit</text:span> } <text:span text:style-name="T8">from</text:span> <text:span text:style-name="T4">'@angular/core'</text:span>;</text:p>
      <text:p text:style-name="P5"/>
      <text:p text:style-name="P2">@<text:span text:style-name="T9">Component</text:span>({</text:p>
      <text:p text:style-name="P2"><text:span text:style-name="T3">selector:</text:span> <text:span text:style-name="T4">'structural'</text:span>,</text:p>
      <text:p text:style-name="P2"><text:span text:style-name="T3">templateUrl:</text:span> <text:span text:style-name="T4">'./structural.component.html'</text:span>,</text:p>
      <text:p text:style-name="P2"><text:span text:style-name="T3">styleUrls:</text:span> [<text:span text:style-name="T4">'./structural.component.css'</text:span>]</text:p>
      <text:p text:style-name="P2">})</text:p>
      <text:p text:style-name="P2"><text:span text:style-name="T8">export</text:span> <text:span text:style-name="T2">class</text:span> <text:span text:style-name="T9">StructuralComponent</text:span> <text:span text:style-name="T2">implements</text:span> <text:span text:style-name="T9">OnInit</text:span> {</text:p>
      <text:p text:style-name="P5"/>
      <text:p text:style-name="P2"><text:span text:style-name="T3">bevrages</text:span>=[<text:span text:style-name="T4">'coffee'</text:span>,<text:span text:style-name="T4">'tea'</text:span>,<text:span text:style-name="T4">'milk'</text:span>];</text:p>
      <text:p text:style-name="P2"><text:span text:style-name="T3">option</text:span>:<text:span text:style-name="T9">number</text:span>=<text:span text:style-name="T7">1</text:span>;</text:p>
      <text:p text:style-name="P2"><text:soft-page-break/><text:span text:style-name="T2">constructor</text:span>() { }</text:p>
      <text:p text:style-name="P5"/>
      <text:p text:style-name="P2"><text:span text:style-name="T10">ngOnInit</text:span>(): <text:span text:style-name="T9">void</text:span> {</text:p>
      <text:p text:style-name="P2">}</text:p>
      <text:p text:style-name="P5"/>
      <text:p text:style-name="P2">}</text:p>
      <text:p text:style-name="P2"/>
      <text:p text:style-name="P1">app-html</text:p>
      <text:p text:style-name="P1"/>
      <text:p text:style-name="P2"><text:span text:style-name="T1">&lt;!</text:span><text:span text:style-name="T2">DOCTYPE</text:span> <text:span text:style-name="T3">html</text:span><text:span text:style-name="T1">&gt;</text:span></text:p>
      <text:p text:style-name="P2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2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2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</text:span><text:span text:style-name="T2">title</text:span><text:span text:style-name="T1">&gt;</text:span>Document<text:span text:style-name="T1">&lt;/</text:span><text:span text:style-name="T2">title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hr</text:span><text:span text:style-name="T1">&gt;</text:span></text:p>
      <text:p text:style-name="P2"><text:span text:style-name="T1">&lt;</text:span><text:span text:style-name="T2">h1</text:span> <text:span text:style-name="T1">&gt;</text:span>Structural directive<text:span text:style-name="T1">&lt;/</text:span><text:span text:style-name="T2">h1</text:span><text:span text:style-name="T1">&gt;</text:span></text:p>
      <text:p text:style-name="P2"><text:span text:style-name="T1">&lt;</text:span><text:span text:style-name="T2">structural</text:span><text:span text:style-name="T1">&gt;&lt;/</text:span><text:span text:style-name="T2">structural</text:span><text:span text:style-name="T1">&gt;</text:span></text:p>
      <text:p text:style-name="P2"><text:span text:style-name="T1">&lt;</text:span><text:span text:style-name="T2">div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button"</text:span> <text:span text:style-name="T3">(click)</text:span>=<text:span text:style-name="T4">"change()"</text:span> <text:span text:style-name="T3">value</text:span>=<text:span text:style-name="T4">"change"</text:span><text:span text:style-name="T1">&gt;</text:span></text:p>
      <text:p text:style-name="P2"><text:span text:style-name="T1">&lt;</text:span><text:span text:style-name="T2">ng-container</text:span> <text:span text:style-name="T3">*ngIf</text:span>=<text:span text:style-name="T4">"flag;else elseTemplate"</text:span><text:span text:style-name="T1">&gt;</text:span></text:p>
      <text:p text:style-name="P2"><text:span text:style-name="T1">&lt;</text:span><text:span text:style-name="T2">attribute</text:span><text:span text:style-name="T1">&gt;&lt;/</text:span><text:span text:style-name="T2">attribute</text:span><text:span text:style-name="T1">&gt;</text:span></text:p>
      <text:p text:style-name="P2"><text:span text:style-name="T1">&lt;/</text:span><text:span text:style-name="T2">ng-container</text:span><text:span text:style-name="T1">&gt;</text:span></text:p>
      <text:p text:style-name="P2"><text:span text:style-name="T1">&lt;</text:span><text:span text:style-name="T2">ng-template</text:span> <text:span text:style-name="T3">#elseTemplate</text:span><text:span text:style-name="T1">&gt;</text:span></text:p>
      <text:p text:style-name="P2"><text:span text:style-name="T1">&lt;</text:span><text:span text:style-name="T2">h2</text:span><text:span text:style-name="T1">&gt;</text:span>no content<text:span text:style-name="T1">&lt;/</text:span><text:span text:style-name="T2">h2</text:span><text:span text:style-name="T1">&gt;</text:span></text:p>
      <text:p text:style-name="P2"><text:span text:style-name="T1">&lt;/</text:span><text:span text:style-name="T2">ng-template</text:span><text:span text:style-name="T1">&gt;</text:span></text:p>
      <text:p text:style-name="P5"/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1">app-component-ts</text:p>
      <text:p text:style-name="P3"><text:span text:style-name="T8">import</text:span> { <text:span text:style-name="T3">Component</text:span> } <text:span text:style-name="T8">from</text:span> <text:span text:style-name="T4">'@angular/core'</text:span>;</text:p>
      <text:p text:style-name="P5"/>
      <text:p text:style-name="P2">@<text:span text:style-name="T9">Component</text:span>({</text:p>
      <text:p text:style-name="P2"><text:span text:style-name="T3">selector:</text:span> <text:span text:style-name="T4">'app-root'</text:span>,</text:p>
      <text:p text:style-name="P2"><text:span text:style-name="T3">templateUrl:</text:span> <text:span text:style-name="T4">'./app.component.html'</text:span>,</text:p>
      <text:p text:style-name="P2"><text:span text:style-name="T3">styleUrls:</text:span> [<text:span text:style-name="T4">'./app.component.css'</text:span>]</text:p>
      <text:p text:style-name="P2">})</text:p>
      <text:p text:style-name="P2"><text:span text:style-name="T8">export</text:span> <text:span text:style-name="T2">class</text:span> <text:span text:style-name="T9">AppComponent</text:span> {</text:p>
      <text:p text:style-name="P2"><text:span text:style-name="T3">title</text:span> = <text:span text:style-name="T4">'directive'</text:span>;</text:p>
      <text:p text:style-name="P2"><text:span text:style-name="T3">flag</text:span>:<text:span text:style-name="T9">boolean</text:span>=<text:span text:style-name="T2">false</text:span>;</text:p>
      <text:p text:style-name="P2"><text:span text:style-name="T10">change</text:span>(){</text:p>
      <text:p text:style-name="P2"><text:span text:style-name="T8">if</text:span>(<text:span text:style-name="T2">this</text:span>.<text:span text:style-name="T3">flag</text:span>)</text:p>
      <text:p text:style-name="P2">{</text:p>
      <text:p text:style-name="P2"><text:span text:style-name="T2">this</text:span>.<text:span text:style-name="T3">flag</text:span>=!<text:span text:style-name="T2">this</text:span>.<text:span text:style-name="T3">flag</text:span>;</text:p>
      <text:p text:style-name="P2">}</text:p>
      <text:p text:style-name="P2"><text:span text:style-name="T8">else</text:span>{</text:p>
      <text:p text:style-name="P2"><text:span text:style-name="T2">this</text:span>.<text:span text:style-name="T3">flag</text:span>=!<text:span text:style-name="T2">this</text:span>.<text:span text:style-name="T3">flag</text:span>;</text:p>
      <text:p text:style-name="P2"><text:soft-page-break/>}</text:p>
      <text:p text:style-name="P2">}</text:p>
      <text:p text:style-name="P2">}</text:p>
      <text:p text:style-name="P2"/>
      <text:p text:style-name="P8">hello-app</text:p>
      <text:p text:style-name="P8">user-html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2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2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2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</text:span><text:span text:style-name="T2">title</text:span><text:span text:style-name="T1">&gt;</text:span>Document<text:span text:style-name="T1">&lt;/</text:span><text:span text:style-name="T2">title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div</text:span><text:span text:style-name="T1">&gt;</text:span></text:p>
      <text:p text:style-name="P2"><text:span text:style-name="T1">&lt;</text:span><text:span text:style-name="T2">ol</text:span><text:span text:style-name="T1">&gt;</text:span></text:p>
      <text:p text:style-name="P2"><text:span text:style-name="T1">&lt;</text:span><text:span text:style-name="T2">ul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 <text:span text:style-name="T3">href</text:span>=<text:span text:style-name="T4">'http://facebook.in'</text:span><text:span text:style-name="T1">&gt;</text:span>facebook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 <text:span text:style-name="T3">href</text:span>=<text:span text:style-name="T4">'www.google.com'</text:span><text:span text:style-name="T1">&gt;</text:span>google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 <text:span text:style-name="T3">href</text:span>=<text:span text:style-name="T4">'www.webstore.com'</text:span><text:span text:style-name="T1">&gt;</text:span>webstore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</text:span><text:span text:style-name="T2">li</text:span><text:span text:style-name="T1">&gt;&lt;</text:span><text:span text:style-name="T2">a</text:span> <text:span text:style-name="T3">href</text:span>=<text:span text:style-name="T4">'www.playstore.com'</text:span><text:span text:style-name="T1">&gt;</text:span>playstore<text:span text:style-name="T1">&lt;/</text:span><text:span text:style-name="T2">a</text:span><text:span text:style-name="T1">&gt;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9"/>
      <text:p text:style-name="P2"><text:span text:style-name="T1">&lt;/</text:span><text:span text:style-name="T2">ol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</text:span><text:span text:style-name="T2">div</text:span><text:span text:style-name="T1">&gt;</text:span></text:p>
      <text:p text:style-name="P2"><text:span text:style-name="T1">&lt;</text:span><text:span text:style-name="T2">header</text:span><text:span text:style-name="T1">&gt;</text:span>{{name}}.Ltd<text:span text:style-name="T1">&lt;/</text:span><text:span text:style-name="T2">header</text:span><text:span text:style-name="T1">&gt;</text:span></text:p>
      <text:p text:style-name="P2"><text:span text:style-name="T1">&lt;</text:span><text:span text:style-name="T2">article</text:span><text:span text:style-name="T1">&gt;&lt;</text:span><text:span text:style-name="T2">p</text:span><text:span text:style-name="T1">&gt;</text:span></text:p>
      <text:p text:style-name="P2">The {{name}} Company was estsblished in the year {{year}} and</text:p>
      <text:p text:style-name="P2">it is one of the famous and Trust worthy company.</text:p>
      <text:p text:style-name="P2">There are more than 1000 people working in POP company.</text:p>
      <text:p text:style-name="P2">And employees are ver loved to be worked in that comapany</text:p>
      <text:p text:style-name="P2">as the said it was nice and friendly environment to work with and </text:p>
      <text:p text:style-name="P2">Mangers also very friendly.</text:p>
      <text:p text:style-name="P2">The {{name}}Company was estsblished in the year 1997 and</text:p>
      <text:p text:style-name="P2">it is one of the famous and Trust worthy company.</text:p>
      <text:p text:style-name="P2">There are more than 1000 people working in POP company.</text:p>
      <text:p text:style-name="P2">And employees are ver loved to be worked in that comapany</text:p>
      <text:p text:style-name="P2">as the said it was nice and friendly environment to work with and </text:p>
      <text:p text:style-name="P2">Mangers also very friendly.</text:p>
      <text:p text:style-name="P2">The {{name}}Company was estsblished in the year 1997 and</text:p>
      <text:p text:style-name="P2">it is one of the famous and Trust worthy company.</text:p>
      <text:p text:style-name="P2">There are more than 1000 people working in POP company.</text:p>
      <text:p text:style-name="P2">And employees are ver loved to be worked in that comapany</text:p>
      <text:p text:style-name="P2">as the said it was nice and friendly environment to work with and </text:p>
      <text:p text:style-name="P2">Mangers also very friendly.</text:p>
      <text:p text:style-name="P2">The POP Company was estsblished in the year 1997 and</text:p>
      <text:p text:style-name="P2">it is one of the famous and Trust worthy company.</text:p>
      <text:p text:style-name="P2">There are more than 1000 people working in POP company.</text:p>
      <text:p text:style-name="P2"><text:soft-page-break/>And employees are ver loved to be worked in that comapany</text:p>
      <text:p text:style-name="P2">as the said it was nice and friendly environment to work with and </text:p>
      <text:p text:style-name="P2">Mangers also very friendly.</text:p>
      <text:p text:style-name="P2">The POP Company was estsblished in the year 1997 and</text:p>
      <text:p text:style-name="P2">it is one of the famous and Trust worthy company.</text:p>
      <text:p text:style-name="P2">There are more than 1000 people working in POP company.</text:p>
      <text:p text:style-name="P2">And employees are ver loved to be worked in that comapany</text:p>
      <text:p text:style-name="P2">as the said it was nice and friendly environment to work with and </text:p>
      <text:p text:style-name="P2">Mangers also very friendly.</text:p>
      <text:p text:style-name="P2">The POP Company was estsblished in the year 1997 and</text:p>
      <text:p text:style-name="P2">it is one of the famous and Trust worthy company.</text:p>
      <text:p text:style-name="P2">There are more than 1000 people working in POP company.</text:p>
      <text:p text:style-name="P2">And employees are ver loved to be worked in that comapany</text:p>
      <text:p text:style-name="P2">as the said it was nice and friendly environment to work with and </text:p>
      <text:p text:style-name="P2">Mangers also very friendly.</text:p>
      <text:p text:style-name="P2"><text:span text:style-name="T1">&lt;/</text:span><text:span text:style-name="T2">p</text:span><text:span text:style-name="T1">&gt;</text:span></text:p>
      <text:p text:style-name="P5"/>
      <text:p text:style-name="P2"><text:span text:style-name="T1">&lt;/</text:span><text:span text:style-name="T2">article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8">user-css</text:p>
      <text:p text:style-name="P4"><text:span text:style-name="T6">ul</text:span>{</text:p>
      <text:p text:style-name="P2"><text:span text:style-name="T3">list-style-type</text:span>: <text:span text:style-name="T4">none</text:span>;</text:p>
      <text:p text:style-name="P2"><text:span text:style-name="T3">background-color</text:span>: <text:span text:style-name="T4">aqua</text:span>;</text:p>
      <text:p text:style-name="P2"><text:span text:style-name="T3">margin</text:span>: <text:span text:style-name="T7">0</text:span>;</text:p>
      <text:p text:style-name="P2"><text:span text:style-name="T3">padding</text:span>: <text:span text:style-name="T7">0</text:span>;</text:p>
      <text:p text:style-name="P2">}</text:p>
      <text:p text:style-name="P2"><text:span text:style-name="T6">li</text:span>{</text:p>
      <text:p text:style-name="P2"><text:span text:style-name="T3">display</text:span>:<text:span text:style-name="T4">inline</text:span>;</text:p>
      <text:p text:style-name="P2">}</text:p>
      <text:p text:style-name="P2"><text:span text:style-name="T6">a</text:span>{</text:p>
      <text:p text:style-name="P2"><text:span text:style-name="T3">margin</text:span>: <text:span text:style-name="T7">0px</text:span>;</text:p>
      <text:p text:style-name="P2"><text:span text:style-name="T3">padding</text:span>: <text:span text:style-name="T7">5px</text:span>;</text:p>
      <text:p text:style-name="P2"><text:span text:style-name="T3">text-align</text:span>: <text:span text:style-name="T4">center</text:span>;</text:p>
      <text:p text:style-name="P2"><text:span text:style-name="T3">color</text:span>:<text:span text:style-name="T4">black</text:span>;</text:p>
      <text:p text:style-name="P2"><text:span text:style-name="T3">display</text:span>:<text:span text:style-name="T4">block</text:span>;</text:p>
      <text:p text:style-name="P2">}</text:p>
      <text:p text:style-name="P2"/>
      <text:p text:style-name="P8">app-component-html</text:p>
      <text:p text:style-name="P4"><text:span text:style-name="T1">&lt;</text:span><text:span text:style-name="T2">h1</text:span><text:span text:style-name="T1">&gt;</text:span>hello<text:span text:style-name="T1">&lt;/</text:span><text:span text:style-name="T2">h1</text:span><text:span text:style-name="T1">&gt;</text:span></text:p>
      <text:p text:style-name="P5"/>
      <text:p text:style-name="P2"><text:span text:style-name="T1">&lt;</text:span><text:span text:style-name="T2">hr</text:span><text:span text:style-name="T1">&gt;</text:span></text:p>
      <text:p text:style-name="P5"/>
      <text:p text:style-name="P2"><text:span text:style-name="T1">&lt;</text:span><text:span text:style-name="T2">div</text:span> <text:span text:style-name="T3">id</text:span> =<text:span text:style-name="T4">#demo</text:span><text:span text:style-name="T1">&gt;</text:span></text:p>
      <text:p text:style-name="P2"><text:span text:style-name="T1">&lt;</text:span><text:span text:style-name="T2">app-user</text:span><text:span text:style-name="T1">&gt;&lt;/</text:span><text:span text:style-name="T2">app-user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8">Input-app</text:p>
      <text:p text:style-name="P8">child.html</text:p>
      <text:p text:style-name="P4"><text:span text:style-name="T1">&lt;</text:span><text:span text:style-name="T2">p</text:span><text:span text:style-name="T1">&gt;</text:span>child works!<text:span text:style-name="T1">&lt;/</text:span><text:span text:style-name="T2">p</text:span><text:span text:style-name="T1">&gt;</text:span></text:p>
      <text:p text:style-name="P2"><text:span text:style-name="T1">&lt;</text:span><text:span text:style-name="T2">h1</text:span><text:span text:style-name="T1">&gt;</text:span>Helloooo<text:span text:style-name="T1">&lt;/</text:span><text:span text:style-name="T2">h1</text:span><text:span text:style-name="T1">&gt;</text:span></text:p>
      <text:p text:style-name="P2"><text:soft-page-break/><text:span text:style-name="T1">&lt;</text:span><text:span text:style-name="T2">h1</text:span><text:span text:style-name="T1">&gt;</text:span>child component<text:span text:style-name="T1">&lt;/</text:span><text:span text:style-name="T2">h1</text:span><text:span text:style-name="T1">&gt;</text:span></text:p>
      <text:p text:style-name="P5"/>
      <text:p text:style-name="P2"><text:span text:style-name="T1">&lt;</text:span><text:span text:style-name="T2">p</text:span><text:span text:style-name="T1">&gt;</text:span>parent is sending fruits::{{fruits}}<text:span text:style-name="T1">&lt;/</text:span><text:span text:style-name="T2">p</text:span><text:span text:style-name="T1">&gt;</text:span></text:p>
      <text:p text:style-name="P5"/>
      <text:p text:style-name="P2"><text:span text:style-name="T1">&lt;</text:span><text:span text:style-name="T2">label</text:span> <text:span text:style-name="T3">for</text:span>=<text:span text:style-name="T4">"in"</text:span><text:span text:style-name="T1">&gt;</text:span>fruits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text"</text:span> <text:span text:style-name="T3">id</text:span>=<text:span text:style-name="T4">"in"</text:span> <text:span text:style-name="T3">#cdata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send"</text:span> <text:span text:style-name="T3">(click)</text:span>=<text:span text:style-name="T4">"sendData(cdata.value)"</text:span><text:span text:style-name="T1">&gt;</text:span></text:p>
      <text:p text:style-name="P8">child.ts</text:p>
      <text:p text:style-name="P4"><text:span text:style-name="T8">import</text:span> { <text:span text:style-name="T3">Component</text:span>, <text:span text:style-name="T3">EventEmitter</text:span>, <text:span text:style-name="T3">Input</text:span>, <text:span text:style-name="T3">OnChanges</text:span>, <text:span text:style-name="T3">OnInit</text:span>, <text:span text:style-name="T3">Output</text:span>, <text:span text:style-name="T3">SimpleChanges</text:span> } <text:span text:style-name="T8">from</text:span> <text:span text:style-name="T4">'@angular/core'</text:span>;</text:p>
      <text:p text:style-name="P9"/>
      <text:p text:style-name="P2">@<text:span text:style-name="T9">Component</text:span>({</text:p>
      <text:p text:style-name="P2"><text:span text:style-name="T3">selector:</text:span> <text:span text:style-name="T4">'child'</text:span>,</text:p>
      <text:p text:style-name="P2"><text:span text:style-name="T3">templateUrl:</text:span> <text:span text:style-name="T4">'./child.component.html'</text:span>,</text:p>
      <text:p text:style-name="P2"><text:span text:style-name="T3">styleUrls:</text:span> [<text:span text:style-name="T4">'./child.component.css'</text:span>]</text:p>
      <text:p text:style-name="P2">})</text:p>
      <text:p text:style-name="P2"><text:span text:style-name="T8">export</text:span> <text:span text:style-name="T2">class</text:span> <text:span text:style-name="T9">ChildComponent</text:span> <text:span text:style-name="T2">implements</text:span> <text:span text:style-name="T9">OnInit</text:span>{</text:p>
      <text:p text:style-name="P2">@<text:span text:style-name="T9">Input</text:span>(<text:span text:style-name="T4">"child"</text:span>)</text:p>
      <text:p text:style-name="P2"><text:span text:style-name="T3">fruits</text:span>:<text:span text:style-name="T9">string</text:span>=<text:span text:style-name="T4">'apple'</text:span>;</text:p>
      <text:p text:style-name="P5"/>
      <text:p text:style-name="P2">@<text:span text:style-name="T9">Output</text:span>() <text:span text:style-name="T9">newFruit</text:span>=<text:span text:style-name="T2">new</text:span> <text:span text:style-name="T9">EventEmitter</text:span>&lt;<text:span text:style-name="T9">String</text:span>&gt;();</text:p>
      <text:p text:style-name="P5"/>
      <text:p text:style-name="P2"><text:span text:style-name="T2">constructor</text:span>() { }</text:p>
      <text:p text:style-name="P5"/>
      <text:p text:style-name="P2"><text:span text:style-name="T10">ngOnInit</text:span>(): <text:span text:style-name="T9">void</text:span> {</text:p>
      <text:p text:style-name="P2">}</text:p>
      <text:p text:style-name="P2"><text:span text:style-name="T10">sendData</text:span>(<text:span text:style-name="T3">value</text:span>:<text:span text:style-name="T9">string</text:span>)</text:p>
      <text:p text:style-name="P2">{</text:p>
      <text:p text:style-name="P2"><text:span text:style-name="T2">this</text:span>.<text:span text:style-name="T9">newFruit</text:span>.<text:span text:style-name="T10">emit</text:span>(<text:span text:style-name="T3">value</text:span>);</text:p>
      <text:p text:style-name="P2">}</text:p>
      <text:p text:style-name="P5"/>
      <text:p text:style-name="P2">}</text:p>
      <text:p text:style-name="P2"/>
      <text:p text:style-name="P8">child.css</text:p>
      <text:p text:style-name="P4"><text:span text:style-name="T6">body</text:span>{</text:p>
      <text:p text:style-name="P2"><text:span text:style-name="T3">max-width</text:span>: <text:span text:style-name="T7">800px</text:span>;</text:p>
      <text:p text:style-name="P2"><text:span text:style-name="T3">background</text:span>: <text:span text:style-name="T4">#000</text:span>;</text:p>
      <text:p text:style-name="P2">}</text:p>
      <text:p text:style-name="P2"/>
      <text:p text:style-name="P8">lifecycle.ts</text:p>
      <text:p text:style-name="P4"><text:span text:style-name="T8">import</text:span> { <text:span text:style-name="T3">Component</text:span>, <text:span text:style-name="T3">DoCheck</text:span>, <text:span text:style-name="T3">OnChanges</text:span>, <text:span text:style-name="T3">OnInit</text:span>, <text:span text:style-name="T3">SimpleChanges</text:span> } <text:span text:style-name="T8">from</text:span> <text:span text:style-name="T4">'@angular/core'</text:span>;</text:p>
      <text:p text:style-name="P9"/>
      <text:p text:style-name="P2">@<text:span text:style-name="T9">Component</text:span>({</text:p>
      <text:p text:style-name="P2"><text:span text:style-name="T3">selector:</text:span> <text:span text:style-name="T4">'lifecycle'</text:span>,</text:p>
      <text:p text:style-name="P2"><text:span text:style-name="T3">templateUrl:</text:span> <text:span text:style-name="T4">'./lifecycle.component.html'</text:span>,</text:p>
      <text:p text:style-name="P2"><text:span text:style-name="T3">styleUrls:</text:span> [<text:span text:style-name="T4">'./lifecycle.component.css'</text:span>]</text:p>
      <text:p text:style-name="P2">})</text:p>
      <text:p text:style-name="P2"><text:span text:style-name="T8">export</text:span> <text:span text:style-name="T2">class</text:span> <text:span text:style-name="T9">LifecycleComponent</text:span> <text:span text:style-name="T2">implements</text:span> <text:span text:style-name="T9">OnInit</text:span> ,<text:span text:style-name="T9">DoCheck</text:span>,<text:span text:style-name="T9">OnChanges</text:span>{</text:p>
      <text:p text:style-name="P5"><text:soft-page-break/></text:p>
      <text:p text:style-name="P2"><text:span text:style-name="T2">constructor</text:span>() { </text:p>
      <text:p text:style-name="P2"><text:span text:style-name="T3">console</text:span>.<text:span text:style-name="T10">log</text:span>(<text:span text:style-name="T4">'component is initialized'</text:span>)</text:p>
      <text:p text:style-name="P2">}</text:p>
      <text:p text:style-name="P2"><text:span text:style-name="T10">ngOnChanges</text:span>(<text:span text:style-name="T3">changes</text:span>: <text:span text:style-name="T9">SimpleChanges</text:span>): <text:span text:style-name="T9">void</text:span> {</text:p>
      <text:p text:style-name="P2"><text:span text:style-name="T3">console</text:span>.<text:span text:style-name="T10">log</text:span>(<text:span text:style-name="T4">'Onchanges method is calling'</text:span>+<text:span text:style-name="T3">changes</text:span>);</text:p>
      <text:p text:style-name="P2">}</text:p>
      <text:p text:style-name="P2"><text:span text:style-name="T10">ngDoCheck</text:span>(): <text:span text:style-name="T9">void</text:span> {</text:p>
      <text:p text:style-name="P2"><text:span text:style-name="T3">console</text:span>.<text:span text:style-name="T10">log</text:span>(<text:span text:style-name="T4">'Do check initialized'</text:span>)</text:p>
      <text:p text:style-name="P2">}</text:p>
      <text:p text:style-name="P5"/>
      <text:p text:style-name="P2"><text:span text:style-name="T10">ngOnInit</text:span>(): <text:span text:style-name="T9">void</text:span> {</text:p>
      <text:p text:style-name="P2"><text:span text:style-name="T3">console</text:span>.<text:span text:style-name="T10">log</text:span>(<text:span text:style-name="T4">'init method start..'</text:span>)</text:p>
      <text:p text:style-name="P2">}</text:p>
      <text:p text:style-name="P5"/>
      <text:p text:style-name="P2">}</text:p>
      <text:p text:style-name="P2"/>
      <text:p text:style-name="P8">app.html</text:p>
      <text:p text:style-name="P4"><text:span text:style-name="T1">&lt;!</text:span><text:span text:style-name="T2">DOCTYPE</text:span> <text:span text:style-name="T3">html</text:span><text:span text:style-name="T1">&gt;</text:span></text:p>
      <text:p text:style-name="P2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2"><text:span text:style-name="T1">&lt;</text:span><text:span text:style-name="T2">meta</text:span> <text:span text:style-name="T3">http-equiv</text:span>=<text:span text:style-name="T4">"X-UA-Compatible"</text:span> <text:span text:style-name="T3">content</text:span>=<text:span text:style-name="T4">"IE=edge"</text:span><text:span text:style-name="T1">&gt;</text:span></text:p>
      <text:p text:style-name="P2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</text:span><text:span text:style-name="T2">title</text:span><text:span text:style-name="T1">&gt;</text:span>Document<text:span text:style-name="T1">&lt;/</text:span><text:span text:style-name="T2">title</text:span><text:span text:style-name="T1">&gt;</text:span></text:p>
      <text:p text:style-name="P2"><text:span text:style-name="T1">&lt;/</text:span><text:span text:style-name="T2">head</text:span><text:span text:style-name="T1">&gt;</text:span></text:p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parent"</text:span><text:span text:style-name="T1">&gt;</text:span></text:p>
      <text:p text:style-name="P2"><text:span text:style-name="T1">&lt;</text:span><text:span text:style-name="T2">child</text:span> <text:span text:style-name="T3">[child]</text:span>=<text:span text:style-name="T4">"fruit"</text:span> <text:span text:style-name="T3">(newFruit)</text:span>=<text:span text:style-name="T4">"addFruits($event)"</text:span><text:span text:style-name="T1">&gt;&lt;/</text:span><text:span text:style-name="T2">child</text:span><text:span text:style-name="T1">&gt;</text:span></text:p>
      <text:p text:style-name="P5"/>
      <text:p text:style-name="P2"><text:span text:style-name="T1">&lt;</text:span><text:span text:style-name="T2">ul</text:span> <text:span text:style-name="T3">*ngFor</text:span>=<text:span text:style-name="T4">"let fruit of newFruits"</text:span><text:span text:style-name="T1">&gt;</text:span></text:p>
      <text:p text:style-name="P2"><text:span text:style-name="T1">&lt;</text:span><text:span text:style-name="T2">li</text:span><text:span text:style-name="T1">&gt;</text:span>{{fruit}}<text:span text:style-name="T1">&lt;/</text:span><text:span text:style-name="T2">li</text:span><text:span text:style-name="T1">&gt;</text:span></text:p>
      <text:p text:style-name="P2"><text:span text:style-name="T1">&lt;/</text:span><text:span text:style-name="T2">ul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5"/>
      <text:p text:style-name="P2"><text:span text:style-name="T1">&lt;</text:span><text:span text:style-name="T2">lifecycle</text:span><text:span text:style-name="T1">&gt;&lt;/</text:span><text:span text:style-name="T2">lifecycle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html</text:span><text:span text:style-name="T1">&gt;</text:span></text:p>
      <text:p text:style-name="P8">app.ts</text:p>
      <text:p text:style-name="P4"><text:span text:style-name="T8">import</text:span> { <text:span text:style-name="T3">Component</text:span> } <text:span text:style-name="T8">from</text:span> <text:span text:style-name="T4">'@angular/core'</text:span>;</text:p>
      <text:p text:style-name="P5"/>
      <text:p text:style-name="P2">@<text:span text:style-name="T9">Component</text:span>({</text:p>
      <text:p text:style-name="P2"><text:span text:style-name="T3">selector:</text:span> <text:span text:style-name="T4">'app-root'</text:span>,</text:p>
      <text:p text:style-name="P2"><text:span text:style-name="T3">templateUrl:</text:span> <text:span text:style-name="T4">'./app.component.html'</text:span>,</text:p>
      <text:p text:style-name="P2"><text:span text:style-name="T3">styleUrls:</text:span> [<text:span text:style-name="T4">'./app.component.css'</text:span>]</text:p>
      <text:p text:style-name="P2">})</text:p>
      <text:p text:style-name="P2"><text:span text:style-name="T8">export</text:span> <text:span text:style-name="T2">class</text:span> <text:span text:style-name="T9">AppComponent</text:span> {</text:p>
      <text:p text:style-name="P2"><text:span text:style-name="T3">title</text:span> = <text:span text:style-name="T4">'input-app'</text:span>;</text:p>
      <text:p text:style-name="P2"><text:span text:style-name="T3">fruit</text:span>=<text:span text:style-name="T4">"grapes"</text:span>;</text:p>
      <text:p text:style-name="P2"><text:span text:style-name="T3">newFruits</text:span>=[<text:span text:style-name="T4">'apple'</text:span>,<text:span text:style-name="T4">'grape'</text:span>,<text:span text:style-name="T4">'orange'</text:span>];</text:p>
      <text:p text:style-name="P2"><text:span text:style-name="T10">addFruits</text:span>(<text:span text:style-name="T3">value</text:span>:<text:span text:style-name="T9">any</text:span>)</text:p>
      <text:p text:style-name="P2"><text:soft-page-break/>{</text:p>
      <text:p text:style-name="P2"><text:span text:style-name="T2">this</text:span>.<text:span text:style-name="T3">newFruits</text:span>.<text:span text:style-name="T10">push</text:span>(<text:span text:style-name="T3">value</text:span>);</text:p>
      <text:p text:style-name="P2">}</text:p>
      <text:p text:style-name="P5"/>
      <text:p text:style-name="P2">}</text:p>
      <text:p text:style-name="P2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6T18:11:31.091118317</meta:creation-date>
    <dc:date>2021-12-26T20:43:23.997905672</dc:date>
    <meta:editing-duration>PT2H11M32S</meta:editing-duration>
    <meta:editing-cycles>1</meta:editing-cycles>
    <meta:document-statistic meta:table-count="0" meta:image-count="0" meta:object-count="0" meta:page-count="11" meta:paragraph-count="441" meta:word-count="1118" meta:character-count="9891" meta:non-whitespace-character-count="9204"/>
    <meta:generator>LibreOffice/6.4.7.2$Linux_X86_64 LibreOffice_project/40$Build-2</meta:generator>
  </office:meta>
</office:document-meta>
</file>